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7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WDI Immersive</text:p>
      <text:p text:style-name="P1"/>
      <text:p text:style-name="P2">Before and After Game</text:p>
      <text:list xml:id="list8663633186000835010" text:style-name="L2">
        <text:list-item>
          <text:p text:style-name="P6">Take multiple names</text:p>
        </text:list-item>
        <text:list-item>
          <text:p text:style-name="P6">Keep track of turns</text:p>
        </text:list-item>
        <text:list-item>
          <text:p text:style-name="P6">Able to load a phrase</text:p>
        </text:list-item>
        <text:list-item>
          <text:p text:style-name="P6">Able to alternate phrases between games</text:p>
        </text:list-item>
        <text:list-item>
          <text:p text:style-name="P6">Players enter letters and they show on the board</text:p>
        </text:list-item>
        <text:list-item>
          <text:p text:style-name="P6">Players can try to solve if they enter a successful letter or they can enter another letter</text:p>
        </text:list-item>
      </text:list>
      <text:p text:style-name="P2"/>
      <text:p text:style-name="P2">Stock Dashboard</text:p>
      <text:list xml:id="list2216334689633898631" text:style-name="L1">
        <text:list-item>
          <text:p text:style-name="P5">Average daily return</text:p>
        </text:list-item>
        <text:list-item>
          <text:p text:style-name="P5">Average Monthly return</text:p>
        </text:list-item>
        <text:list-item>
          <text:p text:style-name="P5">Correlation with market index</text:p>
        </text:list-item>
        <text:list-item>
          <text:p text:style-name="P5">Correlations with other stocks in the portfolio</text:p>
        </text:list-item>
        <text:list-item>
          <text:p text:style-name="P5">Ability to add and remove stocks from the portfolio</text:p>
        </text:list-item>
        <text:list-item>
          <text:p text:style-name="P5">Logins</text:p>
        </text:list-item>
      </text:list>
      <text:p text:style-name="P4"/>
      <text:p text:style-name="P2">Resource System</text:p>
      <text:p text:style-name="P4"><text:tab/>Bad idea</text:p>
      <text:p text:style-name="P4"/>
      <text:p text:style-name="P2">Build Tool</text:p>
      <text:p text:style-name="P4"><text:tab/>need to figure out if can zip files from the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ett wilson</meta:initial-creator>
    <meta:creation-date>2016-02-28T19:37:12</meta:creation-date>
    <dc:date>2016-02-29T12:30:01</dc:date>
    <dc:creator>brett wilson</dc:creator>
    <meta:editing-duration>PT3H30M45S</meta:editing-duration>
    <meta:editing-cycles>5</meta:editing-cycles>
    <meta:generator>OpenOffice/4.1.2$Unix OpenOffice.org_project/412m3$Build-9782</meta:generator>
    <meta:document-statistic meta:table-count="0" meta:image-count="0" meta:object-count="0" meta:page-count="1" meta:paragraph-count="19" meta:word-count="111" meta:character-count="575"/>
  </office:meta>
</office:document-meta>
</file>